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Standard">
      <style:table-properties style:width="16.986cm" fo:margin-left="-0.014cm" fo:margin-right="0.026cm" style:page-number="0" table:align="margins" style:writing-mode="lr-tb"/>
    </style:style>
    <style:style style:name="Tableau1.A" style:family="table-column">
      <style:table-column-properties style:column-width="0.734cm" style:rel-column-width="416*"/>
    </style:style>
    <style:style style:name="Tableau1.B" style:family="table-column">
      <style:table-column-properties style:column-width="1.63cm" style:rel-column-width="924*"/>
    </style:style>
    <style:style style:name="Tableau1.C" style:family="table-column">
      <style:table-column-properties style:column-width="5.144cm" style:rel-column-width="2916*"/>
    </style:style>
    <style:style style:name="Tableau1.D" style:family="table-column">
      <style:table-column-properties style:column-width="0.508cm" style:rel-column-width="288*"/>
    </style:style>
    <style:style style:name="Tableau1.E" style:family="table-column">
      <style:table-column-properties style:column-width="8.971cm" style:rel-column-width="5086*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P1" style:family="paragraph" style:parent-style-name="Standard">
      <style:paragraph-properties fo:line-height="0.388cm"/>
      <style:text-properties fo:color="#c0c0c0" fo:font-size="8pt" style:font-size-asian="8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line-height="0.3cm" style:snap-to-layout-grid="false"/>
    </style:style>
    <style:style style:name="P4" style:family="paragraph" style:parent-style-name="Standard">
      <style:paragraph-properties fo:line-height="0.459cm" style:snap-to-layout-grid="false"/>
    </style:style>
    <style:style style:name="P5" style:family="paragraph" style:parent-style-name="Standard">
      <style:paragraph-properties fo:line-height="0.459cm"/>
      <style:text-properties style:font-name="Arial" fo:font-size="11pt" style:font-size-asian="11pt" style:font-name-complex="Arial" style:font-size-complex="11pt" style:font-weight-complex="bold"/>
    </style:style>
    <style:style style:name="P6" style:family="paragraph" style:parent-style-name="Standard">
      <style:paragraph-properties fo:line-height="0.388cm" style:snap-to-layout-grid="false"/>
      <style:text-properties style:font-name="Arial" fo:font-size="8pt" style:font-size-asian="8pt" style:font-name-complex="Arial"/>
    </style:style>
    <style:style style:name="P7" style:family="paragraph" style:parent-style-name="Standard">
      <style:paragraph-properties style:snap-to-layout-grid="false"/>
      <style:text-properties style:font-name="Arial" style:font-name-complex="Arial"/>
    </style:style>
    <style:style style:name="P8" style:family="paragraph" style:parent-style-name="Standard">
      <style:paragraph-properties fo:line-height="0.459cm" style:snap-to-layout-grid="false"/>
      <style:text-properties style:font-name="Arial" style:font-name-complex="Arial"/>
    </style:style>
    <style:style style:name="P9" style:family="paragraph" style:parent-style-name="Standard">
      <style:paragraph-properties fo:line-height="0.388cm" style:snap-to-layout-grid="false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margin-top="0cm" fo:margin-bottom="0.071cm" fo:line-height="0.564cm" style:snap-to-layout-grid="false"/>
      <style:text-properties fo:color="#c0c0c0" style:font-name="Arial" fo:font-size="13pt" style:font-size-asian="13pt"/>
    </style:style>
    <style:style style:name="P12" style:family="paragraph" style:parent-style-name="Standard">
      <style:paragraph-properties fo:margin-left="8.251cm" fo:margin-right="0cm" fo:text-indent="0.002cm" style:auto-text-indent="false"/>
      <style:text-properties style:font-name="Arial" fo:font-size="11pt" style:font-size-asian="11pt"/>
    </style:style>
    <style:style style:name="P13" style:family="paragraph" style:parent-style-name="Standard">
      <style:paragraph-properties fo:margin-left="1.501cm" fo:margin-right="0cm" fo:text-indent="-0.501cm" style:auto-text-indent="false"/>
      <style:text-properties fo:color="#000000" style:font-name="Arial" fo:font-size="11pt" style:font-size-asian="11pt"/>
    </style:style>
    <style:style style:name="P14" style:family="paragraph" style:parent-style-name="Standard">
      <style:paragraph-properties fo:margin-left="1cm" fo:margin-right="0cm" fo:text-indent="0cm" style:auto-text-indent="false"/>
    </style:style>
    <style:style style:name="P15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P16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Arial" fo:font-size="11pt" style:font-size-asian="11pt"/>
    </style:style>
    <style:style style:name="P17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Arial" fo:font-size="9pt" style:font-size-asian="9pt"/>
    </style:style>
    <style:style style:name="P18" style:family="paragraph" style:parent-style-name="Standard">
      <style:paragraph-properties fo:margin-left="1cm" fo:margin-right="0cm" fo:text-align="justify" style:justify-single-word="false" fo:text-indent="0cm" style:auto-text-indent="false"/>
    </style:style>
    <style:style style:name="P19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fo:color="#000000" style:font-name="Arial" fo:font-size="11pt" style:font-size-asian="11pt"/>
    </style:style>
    <style:style style:name="P20" style:family="paragraph" style:parent-style-name="Header">
      <style:paragraph-properties style:snap-to-layout-grid="false">
        <style:tab-stops/>
      </style:paragraph-properties>
    </style:style>
    <style:style style:name="P21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 style:font-name-complex="Arial"/>
    </style:style>
    <style:style style:name="P22" style:family="paragraph" style:parent-style-name="Prénom_20_NOM">
      <style:text-properties fo:font-weight="normal" style:font-weight-asian="normal"/>
    </style:style>
    <style:style style:name="P23" style:family="paragraph" style:parent-style-name="Text_20_body_20_indent">
      <style:paragraph-properties fo:margin-left="1cm" fo:margin-right="0cm" fo:text-indent="0cm" style:auto-text-indent="false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style:font-name="Arial" fo:font-size="11pt" style:font-size-asian="11pt" style:font-name-complex="Arial" style:font-size-complex="11pt" style:font-weight-complex="bold"/>
    </style:style>
    <style:style style:name="T3" style:family="text">
      <style:text-properties style:font-name="Arial" fo:font-size="8pt" fo:language="none" fo:country="none" style:font-size-asian="8pt" style:language-asian="none" style:country-asian="none" style:font-name-complex="Arial"/>
    </style:style>
    <style:style style:name="T4" style:family="text">
      <style:text-properties style:font-name="Arial" fo:font-size="8pt" fo:language="none" fo:country="none" style:font-size-asian="8pt" style:font-name-complex="Arial"/>
    </style:style>
    <style:style style:name="T5" style:family="text">
      <style:text-properties style:font-name="Arial" fo:font-size="8pt" style:font-size-asian="8pt" style:font-name-complex="Arial"/>
    </style:style>
    <style:style style:name="T6" style:family="text">
      <style:text-properties style:font-name="Arial" fo:font-size="8pt" fo:language="en" fo:country="GB" style:font-size-asian="8pt" style:language-asian="none" style:country-asian="none" style:font-name-complex="Arial"/>
    </style:style>
    <style:style style:name="T7" style:family="text">
      <style:text-properties fo:color="#ff0000"/>
    </style:style>
    <style:style style:name="T8" style:family="text">
      <style:text-properties fo:color="#ff0000" style:font-name="Arial" fo:font-size="11pt" style:font-size-asian="11pt"/>
    </style:style>
    <style:style style:name="T9" style:family="text">
      <style:text-properties fo:language="none" fo:country="none" style:language-asian="none" style:country-asian="none"/>
    </style:style>
    <style:style style:name="fr1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44cm" draw:visible-area-height="6.987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structurereferente_nom_rue"/>
        <text:user-field-decl office:value-type="string" office:string-value="" text:name="personne_qual"/>
        <text:user-field-decl office:value-type="string" office:string-value="" text:name="referent_numero_poste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nom_voie"/>
        <text:user-field-decl office:value-type="string" office:string-value="" text:name="structurereferente_type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orientstruct_daterelance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</text:user-field-decls>
      <text:section text:style-name="Sect1" text:name="Relanc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11"/>
              <text:p text:style-name="P1"/>
            </table:table-cell>
            <table:covered-table-cell/>
            <table:covered-table-cell/>
            <table:table-cell table:style-name="Tableau1.A1" table:number-columns-spanned="2" office:value-type="string">
              <text:p text:style-name="P2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20"/>
            </table:table-cell>
            <table:covered-table-cell/>
            <table:covered-table-cell/>
            <table:table-cell table:style-name="Tableau1.A1" table:number-rows-spanned="5" office:value-type="string">
              <text:p text:style-name="P2"><text:s text:c="2"/></text:p>
            </table:table-cell>
            <table:table-cell table:style-name="Tableau1.A1" table:number-rows-spanned="5" office:value-type="string">
              <text:p text:style-name="P4"><text:user-field-get text:name="personne_qual"/> <text:s text:c="2"/><text:span text:style-name="T2"><text:user-field-get text:name="personne_nom"/></text:span><text:span text:style-name="T2"> <text:s text:c="2"/></text:span><text:span text:style-name="T2"><text:user-field-get text:name="personne_prenom"/></text:span></text:p>
              <text:p text:style-name="P5"><text:user-field-get text:name="adresse_numvoie"/> <text:s text:c="2"/><text:user-field-get text:name="adresse_typevoie"/> <text:s text:c="2"/><text:user-field-get text:name="adresse_nomvoie"/></text:p>
              <text:p text:style-name="P5"><text:user-field-get text:name="adresse_compladr"/></text:p>
              <text:p text:style-name="P5"><text:user-field-get text:name="adresse_codepos"/> <text:s text:c="2"/><text:user-field-get text:name="adresse_locaadr"/></text:p>
            </table:table-cell>
          </table:table-row>
          <table:table-row table:style-name="Tableau1.4">
            <table:table-cell table:style-name="Tableau1.A1" office:value-type="string">
              <text:p text:style-name="P9"><field:fieldmark-start text:name="Texte5" field:type="ecma.office-open-xml.field.FORMTEXT"><field:param field:name="Description" field:value=""/></field:fieldmark-start><text:span text:style-name="T3">Réf. :</text:span><text:span text:style-name="T5"> </text:span><field:fieldmark-end/></text:p>
            </table:table-cell>
            <table:table-cell table:style-name="Tableau1.A1" table:number-columns-spanned="2" office:value-type="string">
              <text:p text:style-name="P6"/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9"><field:fieldmark-start text:name="Unnamed" field:type="ecma.office-open-xml.field.FORMTEXT"><field:param field:name="Description" field:value=""/></field:fieldmark-start><text:span text:style-name="T3">Affaire suivie par :</text:span><text:span text:style-name="T5"> </text:span><field:fieldmark-end/></text:p>
            </table:table-cell>
            <table:covered-table-cell/>
            <table:table-cell table:style-name="Tableau1.A1" office:value-type="string">
              <text:p text:style-name="P6"><text:s/><text:user-field-get text:name="referent_nom"/> <text:user-field-get text:name="referent_prenom"/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9"><field:fieldmark-start text:name="Unnamed1" field:type="ecma.office-open-xml.field.FORMTEXT"><field:param field:name="Description" field:value=""/></field:fieldmark-start><text:span text:style-name="T6">Tél. :</text:span><text:span text:style-name="T5"> </text:span><field:fieldmark-end/></text:p>
            </table:table-cell>
            <table:table-cell table:style-name="Tableau1.A1" table:number-columns-spanned="2" office:value-type="string">
              <text:p text:style-name="P6"><text:s/><text:user-field-get text:name="referent_numero_poste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6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21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8">Bobigny le <text:s/><text:user-field-get text:name="orientstruct_daterelance"/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P10"/>
        <text:p text:style-name="P10"/>
        <text:p text:style-name="P13"><text:user-field-get text:name="personne_qual"/></text:p>
        <text:p text:style-name="P19"/>
        <text:p text:style-name="P15"/>
        <text:p text:style-name="P23">Vous êtes bénéficiaire de l’allocation de Revenu de Solidarité Active (RSA). A ce titre, <text:s/>vous pouvez bénéficier des accompagnements et des actions d’insertion que le Département a financés et mis en place afin d’aider les allocataires et leurs ayants droit à élaborer un projet d’insertion et à le réaliser. </text:p>
        <text:p text:style-name="P23"/>
        <text:p text:style-name="P23">Vous pouvez ainsi, dans le cadre d’un contrat d’insertion, avoir accès à un ensemble important de possibilités de soutien, de formations, d’aides vous permettant de vous déplacer, de faire garder vos enfants, de vous soigner si nécessaire. </text:p>
        <text:p text:style-name="P23"/>
        <text:p text:style-name="P15">La loi fait une obligation de s’engager dans ces démarches. Elle précise aussi que le non respect de cette obligation peut donner lieu à une suspension du versement de l’allocation et que la signature du contrat d’insertion doit intervenir dans un délai de trois mois à compter de l’ouverture de vos droits. </text:p>
        <text:p text:style-name="P15"/>
        <text:p text:style-name="P15">A ma connaissance, vous n’avez pas satisfait à ces obligations.</text:p>
        <text:p text:style-name="P15">C’est pourquoi je vous invite à prendre contact avec le service suivant :</text:p>
        <text:p text:style-name="P16"><text:user-field-get text:name="structurereferente_lib_struc"/></text:p>
        <text:p text:style-name="P16"><text:user-field-get text:name="structurereferente_num_voie"/> <text:s/><text:user-field-get text:name="structurereferente_type_voie"/> <text:s/><text:user-field-get text:name="structurereferente_nom_voie"/></text:p>
        <text:p text:style-name="P16"><text:user-field-get text:name="structurereferente_code_postal"/> <text:s/><text:user-field-get text:name="structurereferente_ville"/></text:p>
        <text:p text:style-name="P18"><text:span text:style-name="T7"/></text:p>
        <text:p text:style-name="P17"/>
        <text:p text:style-name="P15">qui vous donnera toutes les informations utiles, vous aidera à construire votre projet et à rédiger votre contrat d’insertion, afin que vous puissiez avoir accès aux prestations susceptibles de vous aider et continuer à percevoir votre allocation.</text:p>
        <text:p text:style-name="P14"><text:span text:style-name="T1">Je vous prie de croire, </text:span><text:span text:style-name="T1"><text:user-field-get text:name="personne_qual"/></text:span><text:span text:style-name="T1"> ,</text:span><text:span text:style-name="T8"> </text:span><text:span text:style-name="T1">à l’assurance de mes sentiments les meilleurs</text:span></text:p>
        <text:p text:style-name="Texte_20_de_20_saisie"/>
        <text:p text:style-name="Texte_20_de_20_saisie"/>
        <text:p text:style-name="Prénom_20_NOM">Bernard Heinen</text:p>
        <text:p text:style-name="P22"><draw:frame draw:style-name="fr1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22">Droits et de l’Allocation</text:p>
        <text:p text:style-name="P22"/>
        <text:p text:style-name="P22"/>
        <text:p text:style-name="P22"/>
        <text:p text:style-name="P22"/>
        <text:p text:style-name="P22"/>
        <text:p text:style-name="P22"/>
        <text:p text:style-name="P12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style:line-height-at-least="0.459cm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1pt" style:font-name-asian="Times" style:font-size-asian="11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Retrait_20_corps_20_de_20_texte_20_2" style:display-name="Retrait corps de texte 2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Arial" fo:font-size="11pt" style:font-size-asian="11pt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7T12:06:52</meta:creation-date>
    <dc:date>2009-09-17T15:45:44</dc:date>
    <meta:editing-duration>PT03H38M52S</meta:editing-duration>
    <meta:editing-cycles>21</meta:editing-cycles>
    <meta:generator>OpenOffice.org/3.0$Linux OpenOffice.org_project/300m15$Build-9379</meta:generator>
    <meta:document-statistic meta:table-count="1" meta:image-count="0" meta:object-count="1" meta:page-count="1" meta:paragraph-count="25" meta:word-count="239" meta:character-count="1481"/>
    <meta:user-defined meta:name="Info 1"/>
    <meta:user-defined meta:name="Info 2"/>
    <meta:user-defined meta:name="Info 3"/>
    <meta:user-defined meta:name="Info 4"/>
  </office:meta>
</office:document-meta>
</file>